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02cm" svg:stroke-color="#ffff00" draw:marker-start="Arrow" draw:marker-start-width="0.352cm" draw:marker-end="" draw:marker-end-width="0.352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ffff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02cm" svg:stroke-color="#ffff00" draw:marker-start-width="0.352cm" draw:marker-end="Arrow" draw:marker-end-width="0.3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 style:list-style-name="L1">
      <style:graphic-properties draw:stroke="none" draw:stroke-dash="Dash_20_1" svg:stroke-width="0.102cm" svg:stroke-color="#000000" draw:marker-start="" draw:marker-start-width="0.452cm" draw:marker-start-center="false" draw:marker-end-width="0.452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none" draw:stroke-dash="Dash_20_1" svg:stroke-width="0.102cm" svg:stroke-color="#000000" draw:marker-start="" draw:marker-start-width="0.452cm" draw:marker-start-center="false" draw:marker-end-width="0.452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none" draw:stroke-dash="Dash_20_1" svg:stroke-width="0.102cm" svg:stroke-color="#000000" draw:marker-start="" draw:marker-start-width="0.452cm" draw:marker-start-center="false" draw:marker-end-width="0.452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none" draw:stroke-dash="Dash_20_1" svg:stroke-width="0.102cm" svg:stroke-color="#000000" draw:marker-start="" draw:marker-start-width="0.452cm" draw:marker-start-center="false" draw:marker-end-width="0.452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none" draw:stroke-dash="Dash_20_1" svg:stroke-width="0.102cm" svg:stroke-color="#000000" draw:marker-start="" draw:marker-start-width="0.452cm" draw:marker-start-center="false" draw:marker-end-width="0.452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1" svg:stroke-width="0.102cm" svg:stroke-color="#23ff23" draw:marker-start="" draw:marker-start-width="0.452cm" draw:marker-start-center="false" draw:marker-end="Arrow" draw:marker-end-width="0.452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2" style:family="graphic" style:parent-style-name="standard" style:list-style-name="L1">
      <style:graphic-properties draw:stroke="solid" draw:stroke-dash="Dash_20_1" svg:stroke-width="0.102cm" svg:stroke-color="#23ff23" draw:marker-start="" draw:marker-start-width="0.452cm" draw:marker-start-center="false" draw:marker-end="Arrow" draw:marker-end-width="0.452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3" style:family="graphic" style:parent-style-name="standard" style:list-style-name="L1">
      <style:graphic-properties draw:stroke="solid" draw:stroke-dash="Dash_20_1" svg:stroke-width="0.102cm" svg:stroke-color="#23ff23" draw:marker-start="" draw:marker-start-width="0.452cm" draw:marker-start-center="false" draw:marker-end="Arrow" draw:marker-end-width="0.452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4" style:family="graphic" style:parent-style-name="standard" style:list-style-name="L1">
      <style:graphic-properties draw:stroke="solid" draw:stroke-dash="Dash_20_1" svg:stroke-width="0.102cm" svg:stroke-color="#23ff23" draw:marker-start="" draw:marker-start-width="0.452cm" draw:marker-start-center="false" draw:marker-end="Arrow" draw:marker-end-width="0.452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5" style:family="graphic" style:parent-style-name="standard" style:list-style-name="L1">
      <style:graphic-properties draw:stroke="solid" draw:stroke-dash="Dash_20_1" svg:stroke-width="0.102cm" svg:stroke-color="#23ff23" draw:marker-start="" draw:marker-start-width="0.452cm" draw:marker-start-center="false" draw:marker-end="Arrow" draw:marker-end-width="0.452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6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solid" draw:stroke-dash="Fine_20_Dashed_20__28_var_29_" svg:stroke-width="0.102cm" svg:stroke-color="#23ff23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width="0.102cm" svg:stroke-color="#000000" draw:marker-start-width="0.352cm" draw:marker-end-width="0.352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width="0.102cm" svg:stroke-color="#ffff00" draw:marker-start-width="0.352cm" draw:marker-end-width="0.352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1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6cm" fo:padding-bottom="0.176cm" fo:padding-left="0.301cm" fo:padding-right="0.301cm"/>
    </style:style>
    <style:style style:name="gr22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6cm" fo:padding-bottom="0.176cm" fo:padding-left="0.301cm" fo:padding-right="0.301cm"/>
    </style:style>
    <style:style style:name="gr23" style:family="graphic" style:parent-style-name="standard">
      <style:graphic-properties draw:stroke="solid" svg:stroke-width="0.102cm" svg:stroke-color="#23ff23" draw:marker-start-width="0.352cm" draw:marker-end-width="0.352cm" draw:fill="none" draw:textarea-horizontal-align="center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draw:stroke="solid" svg:stroke-width="0.102cm" svg:stroke-color="#23ff23" draw:marker-start-width="0.352cm" draw:marker-end-width="0.352cm" draw:fill="none" draw:textarea-horizontal-align="center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draw:stroke="solid" svg:stroke-width="0.102cm" svg:stroke-color="#23ff23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solid" svg:stroke-width="0.102cm" svg:stroke-color="#23ff23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02cm" svg:stroke-color="#ffff00" draw:marker-start-width="0.352cm" draw:marker-end-width="0.352cm" draw:fill="none" draw:fill-color="#9999cc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8" style:family="graphic" style:parent-style-name="standard">
      <style:graphic-properties draw:stroke="solid" svg:stroke-width="0.102cm" svg:stroke-color="#ff00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width="0.102cm" svg:stroke-color="#ff00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solid" svg:stroke-width="0.102cm" svg:stroke-color="#23ff23" draw:marker-start-width="0.352cm" draw:marker-end-width="0.352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1" style:family="graphic" style:parent-style-name="standard">
      <style:graphic-properties draw:stroke="solid" svg:stroke-width="0.102cm" svg:stroke-color="#23ff23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2.478cm"/>
    </style:style>
    <style:style style:name="pr8" style:family="presentation" style:parent-style-name="Default-outline1">
      <style:graphic-properties draw:fill-color="#ffffff" draw:auto-grow-height="true" fo:min-height="11.843cm"/>
    </style:style>
    <style:style style:name="pr9" style:family="presentation" style:parent-style-name="Default-outline1">
      <style:graphic-properties draw:fill-color="#ffffff" draw:auto-grow-height="true" fo:min-height="3.81cm"/>
    </style:style>
    <style:style style:name="pr10" style:family="presentation" style:parent-style-name="Default-outline1">
      <style:graphic-properties draw:fill-color="#ffffff" draw:auto-grow-height="true" fo:min-height="5.65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23ff23" style:text-outline="false" style:text-line-through-style="none" style:text-position="0% 100%" fo:font-family="'Lucida Sans'" style:font-style-name="Regular" style:font-pitch="variable" fo:font-size="1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10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23ff23" style:text-outline="false" style:text-line-through-style="none" style:text-position="0% 100%" fo:font-family="'Lucida Sans'" style:font-style-name="Regular" style:font-pitch="variable" fo:font-size="18pt" fo:letter-spacing="normal" fo:language="en" fo:country="US" fo:font-style="normal" fo:text-shadow="none" style:text-underline-style="none" style:text-underline-mode="continuous" style:text-line-through-mode="continuous" style:letter-kerning="false" style:font-family-asian="'Lucida Sans Unicode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color="#ffff00" fo:font-size="18pt" style:font-size-asian="18pt" style:font-size-complex="18pt"/>
    </style:style>
    <style:style style:name="P13" style:family="paragraph">
      <style:paragraph-properties fo:text-align="center"/>
      <style:text-properties fo:color="#ffff00" fo:font-size="18pt" style:font-size-asian="18pt" style:font-size-complex="18pt"/>
    </style:style>
    <style:style style:name="P14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15" style:family="paragraph">
      <style:paragraph-properties fo:text-align="center"/>
      <style:text-properties fo:color="#ffff00"/>
    </style:style>
    <style:style style:name="P16" style:family="paragraph">
      <style:paragraph-properties fo:margin-left="0cm" fo:margin-right="0cm" fo:text-indent="0cm"/>
      <style:text-properties fo:color="#23ff23" fo:font-size="18pt" fo:font-weight="bold"/>
    </style:style>
    <style:style style:name="P17" style:family="paragraph">
      <style:paragraph-properties fo:margin-left="1.2cm" fo:margin-right="0cm" text:enable-numbering="false" fo:text-indent="-0.9cm"/>
    </style:style>
    <style:style style:name="P18" style:family="paragraph">
      <style:paragraph-properties fo:margin-left="2.4cm" fo:margin-right="0cm" text:enable-numbering="false" fo:text-indent="-0.8cm"/>
    </style:style>
    <style:style style:name="P19" style:family="paragraph">
      <style:paragraph-properties fo:margin-left="3.6cm" fo:margin-right="0cm" text:enable-numbering="false" fo:text-indent="-0.6cm"/>
    </style:style>
    <style:style style:name="P20" style:family="paragraph">
      <style:paragraph-properties fo:margin-left="4.8cm" fo:margin-right="0cm" text:enable-numbering="false" fo:text-indent="-0.6cm"/>
    </style:style>
    <style:style style:name="P21" style:family="paragraph">
      <style:paragraph-properties fo:margin-left="1.2cm" fo:margin-right="0cm" text:enable-numbering="false" fo:text-indent="-0.9cm"/>
      <style:text-properties fo:font-size="20pt" fo:font-weight="bold"/>
    </style:style>
    <style:style style:name="P22" style:family="paragraph">
      <style:paragraph-properties fo:margin-left="0cm" fo:margin-right="0cm" fo:text-align="center" fo:text-indent="0cm"/>
      <style:text-properties fo:font-size="18pt" fo:font-weight="bold"/>
    </style:style>
    <style:style style:name="P23" style:family="paragraph">
      <style:paragraph-properties fo:margin-left="1.2cm" fo:margin-right="0cm" fo:text-indent="-0.9cm"/>
      <style:text-properties fo:font-size="20pt" fo:font-weight="bold"/>
    </style:style>
    <style:style style:name="P24" style:family="paragraph">
      <style:paragraph-properties fo:text-align="center"/>
      <style:text-properties fo:font-size="18pt" style:font-size-asian="18pt" style:font-size-complex="18pt"/>
    </style:style>
    <style:style style:name="P25" style:family="paragraph">
      <style:paragraph-properties fo:margin-left="0cm" fo:margin-right="0cm" fo:text-align="center" fo:text-indent="0cm"/>
      <style:text-properties fo:font-size="16pt" fo:font-weight="bold" style:font-size-asian="18pt" style:font-size-complex="18pt"/>
    </style:style>
    <style:style style:name="P26" style:family="paragraph">
      <style:paragraph-properties fo:text-align="center"/>
      <style:text-properties fo:font-size="16pt" style:font-size-asian="18pt" style:font-size-complex="18pt"/>
    </style:style>
    <style:style style:name="P27" style:family="paragraph">
      <style:paragraph-properties fo:margin-left="0cm" fo:margin-right="0cm" fo:text-indent="0cm"/>
      <style:text-properties fo:color="#23ff23" fo:font-size="16pt" fo:font-style="italic" fo:font-weight="bold"/>
    </style:style>
    <style:style style:name="P28" style:family="paragraph"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P29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color="#ffff00"/>
    </style:style>
    <style:style style:name="T3" style:family="text">
      <style:text-properties fo:color="#23ff23"/>
    </style:style>
    <style:style style:name="T4" style:family="text">
      <style:text-properties fo:color="#ccccff"/>
    </style:style>
    <style:style style:name="T5" style:family="text">
      <style:text-properties fo:color="#23ff23" style:text-outline="false" style:text-line-through-style="none" style:text-position="0% 100%" fo:font-family="'Lucida Sans'" style:font-style-name="Regular" style:font-pitch="variable" fo:font-size="1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style:style style:name="T6" style:family="text">
      <style:text-properties fo:color="#ffff00" fo:font-size="18pt" style:font-size-asian="18pt" style:font-size-complex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23ff23" fo:font-size="18pt" fo:font-weight="bold"/>
    </style:style>
    <style:style style:name="T9" style:family="text">
      <style:text-properties fo:color="#ccccff" fo:font-size="20pt" fo:font-weight="bold"/>
    </style:style>
    <style:style style:name="T10" style:family="text">
      <style:text-properties fo:color="#ffff00" fo:font-size="20pt" fo:font-weight="bold"/>
    </style:style>
    <style:style style:name="T11" style:family="text">
      <style:text-properties fo:color="#23ff23" fo:font-size="20pt" fo:font-weight="bold"/>
    </style:style>
    <style:style style:name="T12" style:family="text">
      <style:text-properties fo:color="#23ff23" fo:font-size="16pt" fo:font-weight="bold"/>
    </style:style>
    <style:style style:name="T13" style:family="text">
      <style:text-properties fo:font-size="20pt" fo:font-weight="bold"/>
    </style:style>
    <style:style style:name="T14" style:family="text">
      <style:text-properties fo:font-size="18pt" fo:font-weight="bold"/>
    </style:style>
    <style:style style:name="T15" style:family="text">
      <style:text-properties fo:color="#ffffff"/>
    </style:style>
    <style:style style:name="T16" style:family="text">
      <style:text-properties fo:color="#ccccff" fo:font-size="24pt" fo:font-weight="bold"/>
    </style:style>
    <style:style style:name="T17" style:family="text">
      <style:text-properties fo:font-size="24pt" fo:font-weight="bold"/>
    </style:style>
    <style:style style:name="T18" style:family="text">
      <style:text-properties fo:color="#ffff00" fo:font-size="24pt" fo:font-weight="bold"/>
    </style:style>
    <style:style style:name="T19" style:family="text">
      <style:text-properties fo:color="#23ff23" fo:font-size="24pt" fo:font-weight="bold"/>
    </style:style>
    <style:style style:name="T20" style:family="text">
      <style:text-properties fo:color="#ffcc99" fo:font-size="24pt" fo:font-weight="bold"/>
    </style:style>
    <style:style style:name="T21" style:family="text">
      <style:text-properties fo:font-size="16pt" fo:font-weight="bold" style:font-size-asian="18pt" style:font-size-complex="18pt"/>
    </style:style>
    <style:style style:name="T22" style:family="text">
      <style:text-properties fo:color="#23ff23" fo:font-size="16pt" fo:font-style="italic" fo:font-weight="bold"/>
    </style:style>
    <style:style style:name="T23" style:family="text">
      <style:text-properties fo:color="#23ff23" style:text-position="-33% 58%"/>
    </style:style>
    <style:style style:name="T24" style:family="text">
      <style:text-properties fo:font-size="12pt" fo:font-weight="bold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binary search trees</presentation:footer-decl>
      <presentation:footer-decl presentation:name="ftr2">CMPTxxxx</presentation:footer-decl>
      <presentation:date-time-decl presentation:name="dtd1" presentation:source="fixed">28 Nov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905cm" svg:height="4.58cm" svg:x="1.4cm" svg:y="1.736cm" presentation:class="title" presentation:user-transformed="true">
          <draw:text-box>
            <text:p text:style-name="P1"><text:span text:style-name="T1">§14.7-14.8: Binary Search Trees</text:span></text:p>
          </draw:text-box>
        </draw:frame>
        <draw:frame presentation:style-name="pr2" draw:text-style-name="P1" draw:layer="layout" svg:width="15.064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28 Nov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 last time (§12.8-12.12)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Linked lists</text:span></text:p>
              </text:list-item>
            </text:list>
            <text:list text:style-name="L3">
              <text:list-item>
                <text:list>
                  <text:list-item>
                    <text:p text:style-name="P4">Type <text:span text:style-name="T2">definition</text:span>, <text:span text:style-name="T2">creating</text:span> a new lis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Inserting</text:span> in nth posi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Insert at <text:span text:style-name="T2">head</text:span>, append to <text:span text:style-name="T2">tai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Delet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Algorithmic</text:span> efficienc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ircularly</text:span> linked lis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Bidirectional</text:span> list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hat's on for today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Trees</text:span>:</text:p>
              </text:list-item>
            </text:list>
            <text:list text:style-name="L3">
              <text:list-item>
                <text:list>
                  <text:list-item>
                    <text:p text:style-name="P4">Definition of term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Parent, children, root, leaves, degree, depth, level, fores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Depth</text:span>-first vs. <text:span text:style-name="T2">breadth</text:span>-first sear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Binary trees: <text:span text:style-name="T2">pre</text:span>/<text:span text:style-name="T2">in</text:span>/<text:span text:style-name="T2">post</text:span>-order travers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Binary search trees (<text:span text:style-name="T2">BST</text:span>)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Type defini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Search</text:span>, <text:span text:style-name="T4">Insert</text:span>, <text:span text:style-name="T4">Delet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Algorithmic efficiency</text:span> of BST <text:span text:style-name="T4">Searc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rees</text:p>
          </draw:text-box>
        </draw:frame>
        <draw:frame presentation:style-name="pr5" draw:text-style-name="P3" draw:layer="layout" svg:width="21.46cm" svg:height="14.267cm" svg:x="1.4cm" svg:y="4.507cm" presentation:class="outline" presentation:user-transformed="true">
          <draw:text-box>
            <text:list text:style-name="L3">
              <text:list-item>
                <text:p text:style-name="P3">Another kind of dynamic ADT is the <text:span text:style-name="T2">tree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Root</text:span>: starting node (one per tre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ould also have a <text:span text:style-name="T2">forest</text:span> of several tre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ach node has at most one <text:span text:style-name="T2">parent</text:span>, and zero or more <text:span text:style-name="T2">childr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Leaves</text:span>: no childr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Depth</text:span>: length of longest<text:line-break/>path from roo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Degree</text:span>: max # of <text:line-break/>children per node</text:p>
                  </text:list-item>
                </text:list>
              </text:list-item>
            </text:list>
          </draw:text-box>
        </draw:frame>
        <draw:circle draw:style-name="gr2" draw:text-style-name="P7" draw:id="id1" draw:layer="layout" svg:width="0.635cm" svg:height="0.635cm" svg:x="22.225cm" svg:y="11.16cm">
          <text:p text:style-name="P1"/>
        </draw:circle>
        <draw:circle draw:style-name="gr2" draw:text-style-name="P7" draw:id="id2" draw:layer="layout" svg:width="0.635cm" svg:height="0.635cm" svg:x="19.925cm" svg:y="13.26cm">
          <text:p text:style-name="P1"/>
        </draw:circle>
        <draw:circle draw:style-name="gr2" draw:text-style-name="P7" draw:id="id3" draw:layer="layout" svg:width="0.635cm" svg:height="0.635cm" svg:x="24.825cm" svg:y="13.26cm">
          <text:p text:style-name="P1"/>
        </draw:circle>
        <draw:circle draw:style-name="gr2" draw:text-style-name="P7" draw:id="id8" draw:layer="layout" svg:width="0.635cm" svg:height="0.635cm" svg:x="26.125cm" svg:y="15.46cm">
          <text:p text:style-name="P1"/>
        </draw:circle>
        <draw:circle draw:style-name="gr2" draw:text-style-name="P7" draw:id="id7" draw:layer="layout" svg:width="0.635cm" svg:height="0.635cm" svg:x="24.325cm" svg:y="15.46cm">
          <text:p text:style-name="P1"/>
        </draw:circle>
        <draw:circle draw:style-name="gr2" draw:text-style-name="P7" draw:id="id6" draw:layer="layout" svg:width="0.635cm" svg:height="0.635cm" svg:x="21.825cm" svg:y="15.46cm">
          <text:p text:style-name="P1"/>
        </draw:circle>
        <draw:circle draw:style-name="gr2" draw:text-style-name="P7" draw:id="id5" draw:layer="layout" svg:width="0.635cm" svg:height="0.635cm" svg:x="20.025cm" svg:y="15.46cm">
          <text:p text:style-name="P1"/>
        </draw:circle>
        <draw:circle draw:style-name="gr2" draw:text-style-name="P7" draw:id="id4" draw:layer="layout" svg:width="0.635cm" svg:height="0.635cm" svg:x="18.125cm" svg:y="15.46cm">
          <text:p text:style-name="P1"/>
        </draw:circle>
        <draw:circle draw:style-name="gr2" draw:text-style-name="P7" draw:id="id11" draw:layer="layout" svg:width="0.635cm" svg:height="0.635cm" svg:x="22.425cm" svg:y="17.86cm">
          <text:p text:style-name="P1"/>
        </draw:circle>
        <draw:circle draw:style-name="gr2" draw:text-style-name="P7" draw:id="id10" draw:layer="layout" svg:width="0.635cm" svg:height="0.635cm" svg:x="20.625cm" svg:y="17.86cm">
          <text:p text:style-name="P1"/>
        </draw:circle>
        <draw:circle draw:style-name="gr2" draw:text-style-name="P7" draw:id="id9" draw:layer="layout" svg:width="0.635cm" svg:height="0.635cm" svg:x="18.725cm" svg:y="17.86cm">
          <text:p text:style-name="P1"/>
        </draw:circle>
        <draw:connector draw:style-name="gr3" draw:text-style-name="P7" draw:layer="layout" draw:type="line" svg:x1="22.542cm" svg:y1="11.795cm" svg:x2="20.242cm" svg:y2="13.26cm" draw:start-shape="id1" draw:start-glue-point="2" draw:end-shape="id2" draw:end-glue-point="0">
          <text:p text:style-name="P1"/>
        </draw:connector>
        <draw:connector draw:style-name="gr4" draw:text-style-name="P7" draw:layer="layout" draw:type="line" svg:x1="22.542cm" svg:y1="11.795cm" svg:x2="25.142cm" svg:y2="13.26cm" draw:start-shape="id1" draw:start-glue-point="2" draw:end-shape="id3" draw:end-glue-point="0">
          <text:p text:style-name="P1"/>
        </draw:connector>
        <draw:connector draw:style-name="gr5" draw:text-style-name="P7" draw:layer="layout" draw:type="line" svg:x1="20.242cm" svg:y1="13.895cm" svg:x2="18.442cm" svg:y2="15.46cm" draw:start-shape="id2" draw:start-glue-point="2" draw:end-shape="id4" draw:end-glue-point="0">
          <text:p text:style-name="P1"/>
        </draw:connector>
        <draw:connector draw:style-name="gr5" draw:text-style-name="P7" draw:layer="layout" draw:type="line" svg:x1="20.242cm" svg:y1="13.895cm" svg:x2="20.342cm" svg:y2="15.46cm" draw:start-shape="id2" draw:start-glue-point="2" draw:end-shape="id5" draw:end-glue-point="0">
          <text:p text:style-name="P1"/>
        </draw:connector>
        <draw:connector draw:style-name="gr5" draw:text-style-name="P7" draw:layer="layout" draw:type="line" svg:x1="20.242cm" svg:y1="13.895cm" svg:x2="22.142cm" svg:y2="15.46cm" draw:start-shape="id2" draw:start-glue-point="2" draw:end-shape="id6" draw:end-glue-point="0">
          <text:p text:style-name="P1"/>
        </draw:connector>
        <draw:connector draw:style-name="gr4" draw:text-style-name="P7" draw:layer="layout" draw:type="line" svg:x1="25.142cm" svg:y1="13.895cm" svg:x2="24.642cm" svg:y2="15.46cm" draw:start-shape="id3" draw:start-glue-point="2" draw:end-shape="id7" draw:end-glue-point="0">
          <text:p text:style-name="P1"/>
        </draw:connector>
        <draw:connector draw:style-name="gr4" draw:text-style-name="P7" draw:layer="layout" draw:type="line" svg:x1="25.142cm" svg:y1="13.895cm" svg:x2="26.442cm" svg:y2="15.46cm" draw:start-shape="id3" draw:start-glue-point="2" draw:end-shape="id8" draw:end-glue-point="0">
          <text:p text:style-name="P1"/>
        </draw:connector>
        <draw:connector draw:style-name="gr4" draw:text-style-name="P7" draw:layer="layout" draw:type="line" svg:x1="20.342cm" svg:y1="16.095cm" svg:x2="19.042cm" svg:y2="17.86cm" draw:start-shape="id5" draw:start-glue-point="2" draw:end-shape="id9" draw:end-glue-point="0">
          <text:p text:style-name="P1"/>
        </draw:connector>
        <draw:connector draw:style-name="gr4" draw:text-style-name="P7" draw:layer="layout" draw:type="line" svg:x1="20.342cm" svg:y1="16.095cm" svg:x2="20.942cm" svg:y2="17.86cm" draw:start-shape="id5" draw:start-glue-point="2" draw:end-shape="id10" draw:end-glue-point="0">
          <text:p text:style-name="P1"/>
        </draw:connector>
        <draw:connector draw:style-name="gr4" draw:text-style-name="P7" draw:layer="layout" draw:type="line" svg:x1="22.142cm" svg:y1="16.095cm" svg:x2="22.742cm" svg:y2="17.86cm" draw:start-shape="id6" draw:start-glue-point="2" draw:end-shape="id11" draw:end-glue-point="0">
          <text:p text:style-name="P1"/>
        </draw:connector>
        <draw:g draw:id="id58">
          <draw:frame draw:style-name="gr6" draw:text-style-name="P9" draw:layer="layout" svg:width="1.838cm" svg:height="1.062cm" svg:x="22.904cm" svg:y="10.402cm">
            <draw:text-box>
              <text:p text:style-name="P8"><text:span text:style-name="T5">root</text:span></text:p>
            </draw:text-box>
          </draw:frame>
          <draw:frame draw:style-name="gr7" draw:text-style-name="P9" draw:layer="layout" svg:width="2.541cm" svg:height="1.062cm" svg:x="19.505cm" svg:y="11.102cm">
            <draw:text-box>
              <text:p text:style-name="P8"><text:span text:style-name="T5">parent</text:span></text:p>
            </draw:text-box>
          </draw:frame>
          <draw:frame draw:style-name="gr8" draw:text-style-name="P9" draw:layer="layout" svg:width="3.074cm" svg:height="1.062cm" svg:x="15.606cm" svg:y="14.502cm">
            <draw:text-box>
              <text:p text:style-name="P8"><text:span text:style-name="T5">children</text:span></text:p>
            </draw:text-box>
          </draw:frame>
          <draw:frame draw:style-name="gr9" draw:text-style-name="P9" draw:layer="layout" svg:width="2.122cm" svg:height="1.062cm" svg:x="17.905cm" svg:y="12.902cm">
            <draw:text-box>
              <text:p text:style-name="P8"><text:span text:style-name="T5">node</text:span></text:p>
            </draw:text-box>
          </draw:frame>
          <draw:frame draw:style-name="gr10" draw:text-style-name="P9" draw:id="id12" draw:layer="layout" svg:width="2.537cm" svg:height="1.062cm" svg:x="24.565cm" svg:y="18.822cm">
            <draw:text-box>
              <text:p text:style-name="P8"><text:span text:style-name="T5">leaves</text:span></text:p>
            </draw:text-box>
          </draw:frame>
          <draw:connector draw:style-name="gr11" draw:text-style-name="P10" draw:layer="layout" draw:type="curve" svg:x1="25.833cm" svg:y1="18.822cm" svg:x2="26.442cm" svg:y2="16.095cm" draw:start-shape="id12" draw:start-glue-point="0">
            <text:p text:style-name="P1"/>
          </draw:connector>
          <draw:connector draw:style-name="gr12" draw:text-style-name="P10" draw:layer="layout" draw:type="curve" svg:x1="25.833cm" svg:y1="18.822cm" svg:x2="24.642cm" svg:y2="16.095cm" draw:start-shape="id12" draw:start-glue-point="0">
            <text:p text:style-name="P1"/>
          </draw:connector>
          <draw:connector draw:style-name="gr13" draw:text-style-name="P10" draw:layer="layout" draw:type="curve" svg:x1="24.565cm" svg:y1="19.353cm" svg:x2="23.06cm" svg:y2="18.177cm" draw:start-shape="id12" draw:start-glue-point="3">
            <text:p text:style-name="P1"/>
          </draw:connector>
          <draw:connector draw:style-name="gr14" draw:text-style-name="P10" draw:layer="layout" draw:type="curve" svg:x1="24.565cm" svg:y1="19.353cm" svg:x2="20.942cm" svg:y2="18.495cm" draw:start-shape="id12" draw:start-glue-point="3">
            <text:p text:style-name="P1"/>
          </draw:connector>
          <draw:connector draw:style-name="gr15" draw:text-style-name="P10" draw:layer="layout" draw:type="curve" draw:line-skew="-0.621cm" svg:x1="24.565cm" svg:y1="19.353cm" svg:x2="19.042cm" svg:y2="18.495cm" draw:start-shape="id12" draw:start-glue-point="3">
            <text:p text:style-name="P1"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58" smil:attributeName="visibility" smil:to="visible"/>
                  <anim:transitionFilter smil:dur="0.5s" smil:targetElement="id58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Searching tre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A <text:span text:style-name="T2">depth-first</text:span> search of a tree pursues each path down to a leaf, then <text:span text:style-name="T3">backtracks</text:span> to the next path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1-2</text:span><text:span text:style-name="T2"><text:tab/></text:span><text:span text:style-name="T2"><text:tab/></text:span><text:span text:style-name="T2"><text:tab/></text:span><text:span text:style-name="T2">1-3-5</text:span><text:span text:style-name="T2"><text:tab/></text:span><text:span text:style-name="T2"><text:tab/></text:span><text:span text:style-name="T2">1-4-6</text:span><text:span text:style-name="T2"><text:tab/></text:span><text:span text:style-name="T2"><text:tab/></text:span><text:span text:style-name="T2">4-7</text:span><text:span text:style-name="T2"><text:tab/></text:span><text:span text:style-name="T2"><text:tab/></text:span><text:span text:style-name="T2">4-8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A <text:span text:style-name="T2">breadth-first</text:span> search finishes each <text:span text:style-name="T3">level</text:span> before moving on to the next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1</text:span><text:span text:style-name="T2"><text:tab/></text:span><text:span text:style-name="T2">2-3-4</text:span><text:span text:style-name="T2"><text:tab/></text:span><text:span text:style-name="T2"><text:tab/></text:span><text:span text:style-name="T2">5-6-7-8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ellipse draw:style-name="gr16" draw:text-style-name="P12" draw:id="id13" draw:layer="layout" svg:width="2.285cm" svg:height="1.142cm" svg:x="11.685cm" svg:y="12.828cm">
          <text:p text:style-name="P11"><text:span text:style-name="T6">1</text:span></text:p>
        </draw:ellipse>
        <draw:ellipse draw:style-name="gr16" draw:text-style-name="P12" draw:id="id14" draw:layer="layout" svg:width="2.286cm" svg:height="1.143cm" svg:x="13.335cm" svg:y="15.241cm">
          <text:p text:style-name="P11"><text:span text:style-name="T6">3</text:span></text:p>
        </draw:ellipse>
        <draw:ellipse draw:style-name="gr16" draw:text-style-name="P12" draw:id="id15" draw:layer="layout" svg:width="2.285cm" svg:height="1.143cm" svg:x="18.67cm" svg:y="15.367cm">
          <text:p text:style-name="P11"><text:span text:style-name="T6">4</text:span></text:p>
        </draw:ellipse>
        <draw:ellipse draw:style-name="gr16" draw:text-style-name="P12" draw:id="id16" draw:layer="layout" svg:width="2.285cm" svg:height="1.142cm" svg:x="11.431cm" svg:y="17.88cm">
          <text:p text:style-name="P11"><text:span text:style-name="T6">5</text:span></text:p>
        </draw:ellipse>
        <draw:ellipse draw:style-name="gr16" draw:text-style-name="P12" draw:id="id17" draw:layer="layout" svg:width="2.286cm" svg:height="1.143cm" svg:x="15.494cm" svg:y="17.881cm">
          <text:p text:style-name="P11"><text:span text:style-name="T6">6</text:span></text:p>
        </draw:ellipse>
        <draw:ellipse draw:style-name="gr16" draw:text-style-name="P12" draw:id="id18" draw:layer="layout" svg:width="2.286cm" svg:height="1.143cm" svg:x="19.05cm" svg:y="18.007cm">
          <text:p text:style-name="P11"><text:span text:style-name="T6">7</text:span></text:p>
        </draw:ellipse>
        <draw:connector draw:style-name="gr17" draw:text-style-name="P13" draw:layer="layout" draw:type="line" svg:x1="12.827cm" svg:y1="13.97cm" svg:x2="14.478cm" svg:y2="15.241cm" draw:start-shape="id13" draw:start-glue-point="2" draw:end-shape="id14" draw:end-glue-point="0">
          <text:p text:style-name="P1"/>
        </draw:connector>
        <draw:connector draw:style-name="gr17" draw:text-style-name="P13" draw:layer="layout" draw:type="line" svg:x1="12.827cm" svg:y1="13.97cm" svg:x2="19.812cm" svg:y2="15.367cm" draw:start-shape="id13" draw:start-glue-point="2" draw:end-shape="id15" draw:end-glue-point="0">
          <text:p text:style-name="P1"/>
        </draw:connector>
        <draw:connector draw:style-name="gr17" draw:text-style-name="P13" draw:layer="layout" draw:type="line" svg:x1="14.478cm" svg:y1="16.384cm" svg:x2="12.573cm" svg:y2="17.88cm" draw:start-shape="id14" draw:start-glue-point="2" draw:end-shape="id16" draw:end-glue-point="0">
          <text:p text:style-name="P1"/>
        </draw:connector>
        <draw:connector draw:style-name="gr17" draw:text-style-name="P13" draw:layer="layout" draw:type="line" svg:x1="19.812cm" svg:y1="16.51cm" svg:x2="16.637cm" svg:y2="17.881cm" draw:start-shape="id15" draw:start-glue-point="2" draw:end-shape="id17" draw:end-glue-point="0">
          <text:p text:style-name="P1"/>
        </draw:connector>
        <draw:connector draw:style-name="gr17" draw:text-style-name="P13" draw:layer="layout" draw:type="line" svg:x1="19.812cm" svg:y1="16.51cm" svg:x2="20.193cm" svg:y2="18.007cm" draw:start-shape="id15" draw:start-glue-point="2" draw:end-shape="id18" draw:end-glue-point="0">
          <text:p text:style-name="P1"/>
        </draw:connector>
        <draw:ellipse draw:style-name="gr16" draw:text-style-name="P14" draw:id="id19" draw:layer="layout" svg:width="2.286cm" svg:height="1.143cm" svg:x="7.874cm" svg:y="15.267cm">
          <text:p text:style-name="P11"><text:span text:style-name="T7">2</text:span></text:p>
        </draw:ellipse>
        <draw:ellipse draw:style-name="gr16" draw:text-style-name="P12" draw:id="id20" draw:layer="layout" svg:width="2.286cm" svg:height="1.143cm" svg:x="22.225cm" svg:y="18.007cm">
          <text:p text:style-name="P11"><text:span text:style-name="T6">8</text:span></text:p>
        </draw:ellipse>
        <draw:connector draw:style-name="gr17" draw:text-style-name="P15" draw:layer="layout" draw:type="line" svg:x1="12.827cm" svg:y1="13.97cm" svg:x2="9.017cm" svg:y2="15.267cm" draw:start-shape="id13" draw:start-glue-point="2" draw:end-shape="id19" draw:end-glue-point="0">
          <text:p text:style-name="P1"/>
        </draw:connector>
        <draw:connector draw:style-name="gr17" draw:text-style-name="P15" draw:layer="layout" draw:type="line" svg:x1="19.812cm" svg:y1="16.51cm" svg:x2="23.368cm" svg:y2="18.007cm" draw:start-shape="id15" draw:start-glue-point="2" draw:end-shape="id20" draw:end-glue-point="0">
          <text:p text:style-name="P1"/>
        </draw:connector>
        <draw:rect draw:style-name="gr18" draw:text-style-name="P7" draw:id="id60" draw:layer="layout" svg:width="16.51cm" svg:height="2.54cm" svg:x="6.35cm" svg:y="14.605cm" draw:corner-radius="1.27cm">
          <text:p text:style-name="P1"/>
        </draw:rect>
        <draw:frame draw:style-name="gr19" draw:text-style-name="P16" draw:id="id59" draw:layer="layout" svg:width="2.753cm" svg:height="1.062cm" svg:x="3.24cm" svg:y="15.275cm">
          <draw:text-box>
            <text:p text:style-name="P1"><text:span text:style-name="T8">Level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59" smil:attributeName="visibility" smil:to="visible"/>
                  <anim:transitionFilter smil:dur="0.5s" smil:targetElement="id59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60" smil:attributeName="visibility" smil:to="visible"/>
                  <anim:transitionFilter smil:dur="0.5s" smil:targetElement="id60" smil:type="barWipe" smil:subtype="leftToRight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Binary search trees</text:p>
          </draw:text-box>
        </draw:frame>
        <draw:frame presentation:style-name="pr7" draw:text-style-name="P3" draw:layer="layout" svg:width="25.199cm" svg:height="2.478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Binary trees</text:span> (<text:span text:style-name="T4">degree</text:span>=<text:span text:style-name="T4">2</text:span>) are handy for keeping things in sorted <text:span text:style-name="T3">order</text:span>:</text:p>
              </text:list-item>
            </text:list>
          </draw:text-box>
        </draw:frame>
        <draw:frame presentation:style-name="pr8" draw:text-style-name="P21" draw:layer="layout" svg:width="14.474cm" svg:height="11.843cm" svg:x="1.401cm" svg:y="7.207cm" presentation:class="outline" presentation:user-transformed="true">
          <draw:text-box>
            <text:list text:style-name="L3">
              <text:list-item>
                <text:p text:style-name="P17"><text:span text:style-name="T9">class </text:span><text:span text:style-name="T10">BST: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0">def __init__(self, data=None)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1">self.data = dat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1">self.left = Non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1">self.right = Non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12">(* could also have a parent ptr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7"><text:span text:style-name="T11">root</text:span><text:span text:style-name="T13"> = </text:span><text:span text:style-name="T10">BST</text:span><text:span text:style-name="T13">( </text:span><text:span text:style-name="T9">'Braeburn'</text:span><text:span text:style-name="T13"> )</text:span></text:p>
              </text:list-item>
            </text:list>
            <text:list text:style-name="L3">
              <text:list-item>
                <text:p text:style-name="P17"><text:span text:style-name="T11">root.left</text:span><text:span text:style-name="T13"> = </text:span><text:span text:style-name="T10">BST</text:span><text:span text:style-name="T13">( </text:span><text:span text:style-name="T9">'Ambrosia'</text:span><text:span text:style-name="T13"> )</text:span></text:p>
              </text:list-item>
            </text:list>
            <text:list text:style-name="L3">
              <text:list-item>
                <text:p text:style-name="P17"><text:span text:style-name="T11">root.right</text:span><text:span text:style-name="T13"> = </text:span><text:span text:style-name="T10">BST</text:span><text:span text:style-name="T13">( </text:span><text:span text:style-name="T9">'Gala'</text:span><text:span text:style-name="T13"> )</text:span></text:p>
              </text:list-item>
            </text:list>
            <text:list text:style-name="L3">
              <text:list-item>
                <text:p text:style-name="P17"><text:span text:style-name="T11">root.right.left</text:span><text:span text:style-name="T13"> = </text:span><text:span text:style-name="T10">BST</text:span><text:span text:style-name="T13">( </text:span><text:span text:style-name="T9">'Fuji'</text:span><text:span text:style-name="T13"> )</text:span></text:p>
              </text:list-item>
            </text:list>
          </draw:text-box>
        </draw:frame>
        <draw:ellipse draw:style-name="gr16" draw:text-style-name="P22" draw:id="id24" draw:layer="layout" svg:width="3.175cm" svg:height="1.27cm" svg:x="20.956cm" svg:y="10.795cm">
          <text:p text:style-name="P11"><text:span text:style-name="T14">“</text:span><text:span text:style-name="T14">Fuji”</text:span></text:p>
        </draw:ellipse>
        <draw:ellipse draw:style-name="gr16" draw:text-style-name="P22" draw:id="id21" draw:layer="layout" svg:width="4.12cm" svg:height="1.27cm" svg:x="19.375cm" svg:y="5.715cm">
          <text:p text:style-name="P11"><text:span text:style-name="T14">“</text:span><text:span text:style-name="T14">Braeburn”</text:span></text:p>
        </draw:ellipse>
        <draw:ellipse draw:style-name="gr16" draw:text-style-name="P22" draw:id="id22" draw:layer="layout" svg:width="4.755cm" svg:height="1.27cm" svg:x="15.876cm" svg:y="8.255cm">
          <text:p text:style-name="P11"><text:span text:style-name="T14">“</text:span><text:span text:style-name="T14">Ambrosia”</text:span></text:p>
        </draw:ellipse>
        <draw:ellipse draw:style-name="gr16" draw:text-style-name="P22" draw:id="id23" draw:layer="layout" svg:width="3.175cm" svg:height="1.27cm" svg:x="23.495cm" svg:y="8.326cm">
          <text:p text:style-name="P11"><text:span text:style-name="T14">“</text:span><text:span text:style-name="T14">Gala”</text:span></text:p>
        </draw:ellipse>
        <draw:connector draw:style-name="gr4" draw:text-style-name="P7" draw:layer="layout" draw:type="line" svg:x1="21.435cm" svg:y1="6.985cm" svg:x2="18.253cm" svg:y2="8.255cm" draw:start-shape="id21" draw:start-glue-point="2" draw:end-shape="id22" draw:end-glue-point="0">
          <text:p text:style-name="P1"/>
        </draw:connector>
        <draw:connector draw:style-name="gr4" draw:text-style-name="P7" draw:layer="layout" draw:type="line" svg:x1="21.435cm" svg:y1="6.985cm" svg:x2="25.082cm" svg:y2="8.326cm" draw:start-shape="id21" draw:start-glue-point="2" draw:end-shape="id23" draw:end-glue-point="0">
          <text:p text:style-name="P1"/>
        </draw:connector>
        <draw:connector draw:style-name="gr4" draw:text-style-name="P7" draw:layer="layout" draw:type="line" svg:x1="25.082cm" svg:y1="9.596cm" svg:x2="22.543cm" svg:y2="10.795cm" draw:start-shape="id23" draw:start-glue-point="2" draw:end-shape="id24" draw:end-glue-point="0">
          <text:p text:style-name="P1"/>
        </draw:connector>
        <draw:frame draw:style-name="gr20" draw:text-style-name="P16" draw:layer="layout" svg:width="1.555cm" svg:height="1.062cm" svg:x="18.165cm" svg:y="6.902cm">
          <draw:text-box>
            <text:p text:style-name="P1"><text:span text:style-name="T8">left</text:span></text:p>
          </draw:text-box>
        </draw:frame>
        <draw:frame draw:style-name="gr20" draw:text-style-name="P16" draw:layer="layout" svg:width="2.016cm" svg:height="1.062cm" svg:x="23.38cm" svg:y="6.982cm">
          <draw:text-box>
            <text:p text:style-name="P1"><text:span text:style-name="T8">right</text:span></text:p>
          </draw:text-box>
        </draw:frame>
        <draw:frame draw:style-name="gr20" draw:text-style-name="P16" draw:layer="layout" svg:width="1.555cm" svg:height="1.062cm" svg:x="22.225cm" svg:y="9.478cm">
          <draw:text-box>
            <text:p text:style-name="P1"><text:span text:style-name="T8">left</text:span></text:p>
          </draw:text-box>
        </draw:frame>
        <draw:frame presentation:style-name="pr9" draw:text-style-name="P23" draw:layer="layout" svg:width="8.755cm" svg:height="3.81cm" svg:x="18.415cm" svg:y="13.97cm" presentation:class="outline" presentation:user-transformed="true">
          <draw:text-box>
            <text:list text:style-name="L3">
              <text:list-item>
                <text:p text:style-name="P3"><text:span text:style-name="T13">Everything in </text:span><text:span text:style-name="T11">left</text:span><text:span text:style-name="T13"> subtree is </text:span><text:span text:style-name="T10">smaller</text:span></text:p>
              </text:list-item>
            </text:list>
            <text:list text:style-name="L3">
              <text:list-item>
                <text:p text:style-name="P3"><text:span text:style-name="T13">Everything in </text:span><text:span text:style-name="T11">right</text:span><text:span text:style-name="T13"> subtree is </text:span><text:span text:style-name="T10">bigger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Binary tree traversals</text:p>
          </draw:text-box>
        </draw:frame>
        <draw:frame presentation:style-name="pr5" draw:text-style-name="P3" draw:layer="layout" svg:width="25.199cm" svg:height="15.035cm" svg:x="1.4cm" svg:y="4.007cm" presentation:class="outline" presentation:user-transformed="true">
          <draw:text-box>
            <text:list text:style-name="L3">
              <text:list-item>
                <text:p text:style-name="P3"><text:span text:style-name="T2">Pre-order</text:span> traversal of binary tree:</text:p>
              </text:list-item>
            </text:list>
            <text:list text:style-name="L3">
              <text:list-item>
                <text:list>
                  <text:list-item>
                    <text:p text:style-name="P4">Do <text:span text:style-name="T3">self</text:span> first, then <text:span text:style-name="T3">left</text:span> child, then <text:span text:style-name="T3">righ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3 – 2 – 1 – 5 – 4 - 6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">In-order</text:span> traversal:</text:p>
              </text:list-item>
            </text:list>
            <text:list text:style-name="L3">
              <text:list-item>
                <text:list>
                  <text:list-item>
                    <text:p text:style-name="P4">Do <text:span text:style-name="T3">left</text:span> child, then <text:span text:style-name="T3">self</text:span>, then <text:span text:style-name="T3">right</text:span> chil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1 – 2 – 3 – 4 – 5 – 6</text:span><text:span text:style-name="T15"> (</text:span><text:span text:style-name="T2">sorted</text:span><text:span text:style-name="T15"> order in BST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5">e.g. expressions: “</text:span><text:span text:style-name="T4">12 + (2 * 5)</text:span><text:span text:style-name="T15">”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">Post-order</text:span> traversal:</text:p>
              </text:list-item>
            </text:list>
            <text:list text:style-name="L3">
              <text:list-item>
                <text:list>
                  <text:list-item>
                    <text:p text:style-name="P4">Do <text:span text:style-name="T3">both</text:span> children first before <text:span text:style-name="T3">self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1 – 2 – 4 – 6 – 5 - 3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5">e.g. Reverse Polish Notation: </text:span><text:span text:style-name="T4">12, 2, 5, *, +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ellipse draw:style-name="gr16" draw:text-style-name="P14" draw:id="id25" draw:layer="layout" svg:width="1.938cm" svg:height="0.969cm" svg:x="22.839cm" svg:y="4.336cm">
          <text:p text:style-name="P11"><text:span text:style-name="T7">3</text:span></text:p>
        </draw:ellipse>
        <draw:ellipse draw:style-name="gr16" draw:text-style-name="P14" draw:id="id26" draw:layer="layout" svg:width="1.939cm" svg:height="0.968cm" svg:x="21.409cm" svg:y="6.835cm">
          <text:p text:style-name="P11"><text:span text:style-name="T7">2</text:span></text:p>
        </draw:ellipse>
        <draw:ellipse draw:style-name="gr16" draw:text-style-name="P14" draw:id="id27" draw:layer="layout" svg:width="1.938cm" svg:height="0.97cm" svg:x="24.455cm" svg:y="6.833cm">
          <text:p text:style-name="P11"><text:span text:style-name="T7">5</text:span></text:p>
        </draw:ellipse>
        <draw:ellipse draw:style-name="gr16" draw:text-style-name="P14" draw:id="id28" draw:layer="layout" svg:width="1.937cm" svg:height="0.968cm" svg:x="20.121cm" svg:y="8.982cm">
          <text:p text:style-name="P11"><text:span text:style-name="T7">1</text:span></text:p>
        </draw:ellipse>
        <draw:ellipse draw:style-name="gr16" draw:text-style-name="P14" draw:id="id29" draw:layer="layout" svg:width="1.938cm" svg:height="0.968cm" svg:x="23.265cm" svg:y="9.082cm">
          <text:p text:style-name="P11"><text:span text:style-name="T7">4</text:span></text:p>
        </draw:ellipse>
        <draw:connector draw:style-name="gr17" draw:text-style-name="P24" draw:layer="layout" draw:type="line" svg:x1="23.808cm" svg:y1="5.305cm" svg:x2="22.378cm" svg:y2="6.835cm" draw:start-shape="id25" draw:start-glue-point="2" draw:end-shape="id26" draw:end-glue-point="0">
          <text:p text:style-name="P1"/>
        </draw:connector>
        <draw:connector draw:style-name="gr17" draw:text-style-name="P24" draw:layer="layout" draw:type="line" svg:x1="23.808cm" svg:y1="5.305cm" svg:x2="25.424cm" svg:y2="6.833cm" draw:start-shape="id25" draw:start-glue-point="2" draw:end-shape="id27" draw:end-glue-point="0">
          <text:p text:style-name="P1"/>
        </draw:connector>
        <draw:connector draw:style-name="gr17" draw:text-style-name="P24" draw:layer="layout" draw:type="line" svg:x1="22.378cm" svg:y1="7.803cm" svg:x2="21.089cm" svg:y2="8.982cm" draw:start-shape="id26" draw:start-glue-point="2" draw:end-shape="id28" draw:end-glue-point="0">
          <text:p text:style-name="P1"/>
        </draw:connector>
        <draw:connector draw:style-name="gr17" draw:text-style-name="P24" draw:layer="layout" draw:type="line" svg:x1="25.424cm" svg:y1="7.803cm" svg:x2="24.234cm" svg:y2="9.082cm" draw:start-shape="id27" draw:start-glue-point="2" draw:end-shape="id29" draw:end-glue-point="0">
          <text:p text:style-name="P1"/>
        </draw:connector>
        <draw:ellipse draw:style-name="gr16" draw:text-style-name="P14" draw:id="id30" draw:layer="layout" svg:width="1.938cm" svg:height="0.97cm" svg:x="25.874cm" svg:y="9.08cm">
          <text:p text:style-name="P11"><text:span text:style-name="T7">6</text:span></text:p>
        </draw:ellipse>
        <draw:connector draw:style-name="gr17" draw:text-style-name="P7" draw:layer="layout" draw:type="line" svg:x1="25.424cm" svg:y1="7.803cm" svg:x2="26.843cm" svg:y2="9.08cm" draw:start-shape="id27" draw:start-glue-point="2" draw:end-shape="id30" draw:end-glue-point="0">
          <text:p text:style-name="P1"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earching a BST</text:p>
          </draw:text-box>
        </draw:frame>
        <draw:frame presentation:style-name="pr5" draw:text-style-name="P3" draw:layer="layout" svg:width="19.873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Recursive</text:span> algorithm:</text:p>
              </text:list-item>
            </text:list>
            <text:list text:style-name="L3">
              <text:list-item>
                <text:p text:style-name="P17"><text:span text:style-name="T16">def</text:span><text:span text:style-name="T17"> </text:span><text:span text:style-name="T18">search</text:span><text:span text:style-name="T17"> (</text:span><text:span text:style-name="T19">self</text:span><text:span text:style-name="T17">, </text:span><text:span text:style-name="T19">key</text:span><text:span text:style-name="T17">):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0">if</text:span><text:span text:style-name="T17"> </text:span><text:span text:style-name="T19">key</text:span><text:span text:style-name="T17"> == self.</text:span><text:span text:style-name="T19">data</text:span><text:span text:style-name="T17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20">return</text:span><text:span text:style-name="T17"> self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20">elif</text:span><text:span text:style-name="T17"> </text:span><text:span text:style-name="T19">key</text:span><text:span text:style-name="T17"> &lt; self.</text:span><text:span text:style-name="T19">data</text:span><text:span text:style-name="T17"> </text:span><text:span text:style-name="T20">and</text:span><text:span text:style-name="T17"> self.</text:span><text:span text:style-name="T19">left</text:span><text:span text:style-name="T17"> != </text:span><text:span text:style-name="T20">None</text:span><text:span text:style-name="T17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20">return</text:span><text:span text:style-name="T17"> self.</text:span><text:span text:style-name="T19">left</text:span><text:span text:style-name="T17">.</text:span><text:span text:style-name="T18">search</text:span><text:span text:style-name="T17">(</text:span><text:span text:style-name="T19">key</text:span><text:span text:style-name="T17">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20">elif</text:span><text:span text:style-name="T17"> </text:span><text:span text:style-name="T19">key</text:span><text:span text:style-name="T17"> &gt; self.</text:span><text:span text:style-name="T19">data</text:span><text:span text:style-name="T17"> </text:span><text:span text:style-name="T20">and</text:span><text:span text:style-name="T17"> self.</text:span><text:span text:style-name="T19">right</text:span><text:span text:style-name="T17"> != </text:span><text:span text:style-name="T20">None</text:span><text:span text:style-name="T17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20">return</text:span><text:span text:style-name="T17"> self.</text:span><text:span text:style-name="T19">right</text:span><text:span text:style-name="T17">.</text:span><text:span text:style-name="T18">search</text:span><text:span text:style-name="T17">(</text:span><text:span text:style-name="T19">key</text:span><text:span text:style-name="T17">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20">else</text:span><text:span text:style-name="T17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20">return</text:span><text:span text:style-name="T17"> </text:span><text:span text:style-name="T20">Non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ellipse draw:style-name="gr21" draw:text-style-name="P25" draw:id="id34" draw:layer="layout" svg:width="2.355cm" svg:height="0.942cm" svg:x="24.35cm" svg:y="17.073cm">
          <text:p text:style-name="P11"><text:span text:style-name="T21">“</text:span><text:span text:style-name="T21">Fuji”</text:span></text:p>
        </draw:ellipse>
        <draw:ellipse draw:style-name="gr21" draw:text-style-name="P25" draw:id="id31" draw:layer="layout" svg:width="3.057cm" svg:height="0.942cm" svg:x="22.287cm" svg:y="11.571cm">
          <text:p text:style-name="P11"><text:span text:style-name="T21">“</text:span><text:span text:style-name="T21">Braeburn”</text:span></text:p>
        </draw:ellipse>
        <draw:ellipse draw:style-name="gr21" draw:text-style-name="P25" draw:id="id32" draw:layer="layout" svg:width="3.527cm" svg:height="0.943cm" svg:x="20.021cm" svg:y="14.232cm">
          <text:p text:style-name="P11"><text:span text:style-name="T21">“</text:span><text:span text:style-name="T21">Ambrosia”</text:span></text:p>
        </draw:ellipse>
        <draw:ellipse draw:style-name="gr21" draw:text-style-name="P25" draw:id="id33" draw:layer="layout" svg:width="2.356cm" svg:height="0.943cm" svg:x="25.344cm" svg:y="14.397cm">
          <text:p text:style-name="P11"><text:span text:style-name="T21">“</text:span><text:span text:style-name="T21">Gala”</text:span></text:p>
        </draw:ellipse>
        <draw:connector draw:style-name="gr22" draw:text-style-name="P26" draw:layer="layout" draw:type="line" svg:x1="23.815cm" svg:y1="12.513cm" svg:x2="21.784cm" svg:y2="14.232cm" draw:start-shape="id31" draw:start-glue-point="2" draw:end-shape="id32" draw:end-glue-point="0">
          <text:p text:style-name="P1"/>
        </draw:connector>
        <draw:connector draw:style-name="gr22" draw:text-style-name="P26" draw:layer="layout" draw:type="line" svg:x1="23.815cm" svg:y1="12.513cm" svg:x2="26.522cm" svg:y2="14.397cm" draw:start-shape="id31" draw:start-glue-point="2" draw:end-shape="id33" draw:end-glue-point="0">
          <text:p text:style-name="P1"/>
        </draw:connector>
        <draw:connector draw:style-name="gr22" draw:text-style-name="P26" draw:layer="layout" draw:type="line" svg:x1="26.522cm" svg:y1="15.34cm" svg:x2="25.527cm" svg:y2="17.073cm" draw:start-shape="id33" draw:start-glue-point="2" draw:end-shape="id34" draw:end-glue-point="0">
          <text:p text:style-name="P1"/>
        </draw:connector>
        <draw:ellipse draw:style-name="gr23" draw:text-style-name="P25" draw:id="id61" draw:layer="layout" svg:width="3.057cm" svg:height="0.942cm" svg:x="23.613cm" svg:y="8.583cm">
          <text:p text:style-name="P11"><text:span text:style-name="T21">“</text:span><text:span text:style-name="T21">Cameo”</text:span></text:p>
        </draw:ellipse>
        <draw:polyline draw:style-name="gr24" draw:text-style-name="P7" draw:id="id62" draw:layer="layout" svg:width="1.904cm" svg:height="1.269cm" svg:x="23.829cm" svg:y="12.911cm" svg:viewBox="0 0 1905 1270" draw:points="0,0 1905,1270">
          <text:p text:style-name="P1"/>
        </draw:polyline>
        <draw:polyline draw:style-name="gr24" draw:text-style-name="P7" draw:id="id63" draw:layer="layout" svg:width="0.749cm" svg:height="1.209cm" svg:x="25.301cm" svg:y="15.533cm" svg:viewBox="0 0 750 1210" draw:points="0,1210 750,0">
          <text:p text:style-name="P1"/>
        </draw:polyline>
        <draw:polyline draw:style-name="gr24" draw:text-style-name="P7" draw:id="id64" draw:layer="layout" svg:width="1.095cm" svg:height="0.796cm" svg:x="24.392cm" svg:y="18.075cm" svg:viewBox="0 0 1096 797" draw:points="0,797 1096,0">
          <text:p text:style-name="P1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61" smil:attributeName="visibility" smil:to="visible"/>
                  <anim:transitionFilter smil:dur="0.5s" smil:targetElement="id6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62" smil:attributeName="visibility" smil:to="visible"/>
                  <anim:transitionFilter smil:dur="0.5s" smil:targetElement="id62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63" smil:attributeName="visibility" smil:to="visible"/>
                  <anim:transitionFilter smil:dur="0.5s" smil:targetElement="id63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64" smil:attributeName="visibility" smil:to="visible"/>
                  <anim:transitionFilter smil:dur="0.5s" smil:targetElement="id64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Inserting into a BST</text:p>
          </draw:text-box>
        </draw:frame>
        <draw:frame presentation:style-name="pr10" draw:text-style-name="P3" draw:layer="layout" svg:width="25.199cm" svg:height="5.653cm" svg:x="1.4cm" svg:y="4.507cm" presentation:class="outline" presentation:user-transformed="true">
          <draw:text-box>
            <text:list text:style-name="L3">
              <text:list-item>
                <text:p text:style-name="P3">Keep it sorted: insert in a <text:span text:style-name="T2">proper</text:span> place</text:p>
              </text:list-item>
            </text:list>
            <text:list text:style-name="L3">
              <text:list-item>
                <text:p text:style-name="P3">One choice: always insert as a <text:span text:style-name="T2">leaf</text:span></text:p>
              </text:list-item>
            </text:list>
            <text:list text:style-name="L3">
              <text:list-item>
                <text:list>
                  <text:list-item>
                    <text:p text:style-name="P4">Use <text:span text:style-name="T4">search</text:span>() algorithm to hunt for where the node ought to be if it were already in the tree</text:p>
                  </text:list-item>
                </text:list>
              </text:list-item>
            </text:list>
          </draw:text-box>
        </draw:frame>
        <draw:ellipse draw:style-name="gr16" draw:text-style-name="P25" draw:id="id38" draw:layer="layout" svg:width="2.355cm" svg:height="0.942cm" svg:x="7.622cm" svg:y="17.075cm">
          <text:p text:style-name="P11"><text:span text:style-name="T21">“</text:span><text:span text:style-name="T21">Fuji”</text:span></text:p>
        </draw:ellipse>
        <draw:ellipse draw:style-name="gr16" draw:text-style-name="P25" draw:id="id35" draw:layer="layout" svg:width="3.057cm" svg:height="0.942cm" svg:x="6.078cm" svg:y="12.63cm">
          <text:p text:style-name="P11"><text:span text:style-name="T21">“</text:span><text:span text:style-name="T21">Braeburn”</text:span></text:p>
        </draw:ellipse>
        <draw:ellipse draw:style-name="gr16" draw:text-style-name="P25" draw:id="id36" draw:layer="layout" svg:width="3.527cm" svg:height="0.943cm" svg:x="2.541cm" svg:y="15.456cm">
          <text:p text:style-name="P11"><text:span text:style-name="T21">“</text:span><text:span text:style-name="T21">Ambrosia”</text:span></text:p>
        </draw:ellipse>
        <draw:ellipse draw:style-name="gr16" draw:text-style-name="P25" draw:id="id37" draw:layer="layout" svg:width="2.356cm" svg:height="0.943cm" svg:x="9.135cm" svg:y="15.456cm">
          <text:p text:style-name="P11"><text:span text:style-name="T21">“</text:span><text:span text:style-name="T21">Gala”</text:span></text:p>
        </draw:ellipse>
        <draw:connector draw:style-name="gr17" draw:text-style-name="P26" draw:layer="layout" draw:type="line" svg:x1="7.606cm" svg:y1="13.572cm" svg:x2="4.304cm" svg:y2="15.456cm" draw:start-shape="id35" draw:start-glue-point="2" draw:end-shape="id36" draw:end-glue-point="0">
          <text:p text:style-name="P1"/>
        </draw:connector>
        <draw:connector draw:style-name="gr17" draw:text-style-name="P26" draw:layer="layout" draw:type="line" svg:x1="7.606cm" svg:y1="13.572cm" svg:x2="10.313cm" svg:y2="15.456cm" draw:start-shape="id35" draw:start-glue-point="2" draw:end-shape="id37" draw:end-glue-point="0">
          <text:p text:style-name="P1"/>
        </draw:connector>
        <draw:connector draw:style-name="gr17" draw:text-style-name="P26" draw:layer="layout" draw:type="line" svg:x1="10.313cm" svg:y1="16.399cm" svg:x2="8.799cm" svg:y2="17.075cm" draw:start-shape="id37" draw:start-glue-point="2" draw:end-shape="id38" draw:end-glue-point="0">
          <text:p text:style-name="P1"/>
        </draw:connector>
        <draw:ellipse draw:style-name="gr25" draw:text-style-name="P25" draw:layer="layout" svg:width="3.057cm" svg:height="0.942cm" svg:x="2.178cm" svg:y="11.43cm">
          <text:p text:style-name="P11"><text:span text:style-name="T21">“</text:span><text:span text:style-name="T21">Cameo”</text:span></text:p>
        </draw:ellipse>
        <draw:line draw:style-name="gr26" draw:text-style-name="P7" draw:layer="layout" svg:x1="7.62cm" svg:y1="13.97cm" svg:x2="9.525cm" svg:y2="15.24cm">
          <text:p text:style-name="P1"/>
        </draw:line>
        <draw:line draw:style-name="gr26" draw:text-style-name="P7" draw:layer="layout" svg:x1="8.799cm" svg:y1="16.805cm" svg:x2="9.525cm" svg:y2="16.51cm">
          <text:p text:style-name="P1"/>
        </draw:line>
        <draw:line draw:style-name="gr26" draw:text-style-name="P7" draw:layer="layout" svg:x1="7.258cm" svg:y1="18.774cm" svg:x2="8.581cm" svg:y2="18.199cm">
          <text:p text:style-name="P1"/>
        </draw:line>
        <draw:custom-shape draw:style-name="gr27" draw:text-style-name="P7" draw:layer="layout" svg:width="3.175cm" svg:height="1.27cm" svg:x="12.065cm" svg:y="13.97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6" draw:text-style-name="P25" draw:id="id42" draw:layer="layout" svg:width="2.355cm" svg:height="0.942cm" svg:x="20.685cm" svg:y="15.805cm">
          <text:p text:style-name="P11"><text:span text:style-name="T21">“</text:span><text:span text:style-name="T21">Fuji”</text:span></text:p>
        </draw:ellipse>
        <draw:ellipse draw:style-name="gr16" draw:text-style-name="P25" draw:id="id39" draw:layer="layout" svg:width="3.057cm" svg:height="0.942cm" svg:x="19.141cm" svg:y="11.36cm">
          <text:p text:style-name="P11"><text:span text:style-name="T21">“</text:span><text:span text:style-name="T21">Braeburn”</text:span></text:p>
        </draw:ellipse>
        <draw:ellipse draw:style-name="gr16" draw:text-style-name="P25" draw:id="id40" draw:layer="layout" svg:width="3.527cm" svg:height="0.943cm" svg:x="15.604cm" svg:y="14.186cm">
          <text:p text:style-name="P11"><text:span text:style-name="T21">“</text:span><text:span text:style-name="T21">Ambrosia”</text:span></text:p>
        </draw:ellipse>
        <draw:ellipse draw:style-name="gr16" draw:text-style-name="P25" draw:id="id41" draw:layer="layout" svg:width="2.356cm" svg:height="0.943cm" svg:x="22.198cm" svg:y="14.186cm">
          <text:p text:style-name="P11"><text:span text:style-name="T21">“</text:span><text:span text:style-name="T21">Gala”</text:span></text:p>
        </draw:ellipse>
        <draw:connector draw:style-name="gr17" draw:text-style-name="P26" draw:layer="layout" draw:type="line" svg:x1="20.669cm" svg:y1="12.302cm" svg:x2="17.367cm" svg:y2="14.186cm" draw:start-shape="id39" draw:start-glue-point="2" draw:end-shape="id40" draw:end-glue-point="0">
          <text:p text:style-name="P1"/>
        </draw:connector>
        <draw:connector draw:style-name="gr17" draw:text-style-name="P26" draw:layer="layout" draw:type="line" svg:x1="20.669cm" svg:y1="12.302cm" svg:x2="23.376cm" svg:y2="14.186cm" draw:start-shape="id39" draw:start-glue-point="2" draw:end-shape="id41" draw:end-glue-point="0">
          <text:p text:style-name="P1"/>
        </draw:connector>
        <draw:connector draw:style-name="gr17" draw:text-style-name="P26" draw:layer="layout" draw:type="line" svg:x1="23.376cm" svg:y1="15.129cm" svg:x2="21.862cm" svg:y2="15.805cm" draw:start-shape="id41" draw:start-glue-point="2" draw:end-shape="id42" draw:end-glue-point="0">
          <text:p text:style-name="P1"/>
        </draw:connector>
        <draw:ellipse draw:style-name="gr25" draw:text-style-name="P25" draw:id="id43" draw:layer="layout" svg:width="3.057cm" svg:height="0.942cm" svg:x="18.416cm" svg:y="17.78cm">
          <text:p text:style-name="P11"><text:span text:style-name="T21">“</text:span><text:span text:style-name="T21">Cameo”</text:span></text:p>
        </draw:ellipse>
        <draw:connector draw:style-name="gr26" draw:text-style-name="P7" draw:layer="layout" draw:type="line" svg:x1="21.862cm" svg:y1="16.747cm" svg:x2="19.944cm" svg:y2="17.78cm" draw:start-shape="id42" draw:start-glue-point="2" draw:end-shape="id43" draw:end-glue-point="0">
          <text:p text:style-name="P1"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Deleting from a BST</text:p>
          </draw:text-box>
        </draw:frame>
        <draw:frame presentation:style-name="pr10" draw:text-style-name="P3" draw:layer="layout" svg:width="25.199cm" svg:height="5.677cm" svg:x="1.4cm" svg:y="4.507cm" presentation:class="outline" presentation:user-transformed="true">
          <draw:text-box>
            <text:list text:style-name="L3">
              <text:list-item>
                <text:p text:style-name="P3">Need to <text:span text:style-name="T2">maintain</text:span> sorted structure of BST</text:p>
              </text:list-item>
            </text:list>
            <text:list text:style-name="L3">
              <text:list-item>
                <text:p text:style-name="P3">Replace node with <text:span text:style-name="T3">predecessor</text:span> or <text:span text:style-name="T3">successor</text:span> leaf</text:p>
              </text:list-item>
            </text:list>
            <text:list text:style-name="L3">
              <text:list-item>
                <text:list>
                  <text:list-item>
                    <text:p text:style-name="P4">Predecessor: <text:span text:style-name="T2">largest</text:span> node in <text:span text:style-name="T2">left</text:span> subtre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uccessor: <text:span text:style-name="T2">smallest</text:span> node in <text:span text:style-name="T2">right</text:span> subtree</text:p>
                  </text:list-item>
                </text:list>
              </text:list-item>
            </text:list>
          </draw:text-box>
        </draw:frame>
        <draw:ellipse draw:style-name="gr16" draw:text-style-name="P25" draw:id="id47" draw:layer="layout" svg:width="2.355cm" svg:height="0.942cm" svg:x="6.987cm" svg:y="16.133cm">
          <text:p text:style-name="P11"><text:span text:style-name="T21">“</text:span><text:span text:style-name="T21">Fuji”</text:span></text:p>
        </draw:ellipse>
        <draw:ellipse draw:style-name="gr28" draw:text-style-name="P25" draw:id="id44" draw:layer="layout" svg:width="3.057cm" svg:height="0.942cm" svg:x="5.443cm" svg:y="11.688cm">
          <text:p text:style-name="P11"><text:span text:style-name="T21">“</text:span><text:span text:style-name="T21">Braeburn”</text:span></text:p>
        </draw:ellipse>
        <draw:ellipse draw:style-name="gr16" draw:text-style-name="P25" draw:id="id45" draw:layer="layout" svg:width="3.527cm" svg:height="0.943cm" svg:x="1.906cm" svg:y="14.514cm">
          <text:p text:style-name="P11"><text:span text:style-name="T21">“</text:span><text:span text:style-name="T21">Ambrosia”</text:span></text:p>
        </draw:ellipse>
        <draw:ellipse draw:style-name="gr16" draw:text-style-name="P25" draw:id="id46" draw:layer="layout" svg:width="2.356cm" svg:height="0.943cm" svg:x="8.5cm" svg:y="14.514cm">
          <text:p text:style-name="P11"><text:span text:style-name="T21">“</text:span><text:span text:style-name="T21">Gala”</text:span></text:p>
        </draw:ellipse>
        <draw:connector draw:style-name="gr17" draw:text-style-name="P26" draw:layer="layout" draw:type="line" svg:x1="6.971cm" svg:y1="12.63cm" svg:x2="3.669cm" svg:y2="14.514cm" draw:start-shape="id44" draw:start-glue-point="2" draw:end-shape="id45" draw:end-glue-point="0">
          <text:p text:style-name="P1"/>
        </draw:connector>
        <draw:connector draw:style-name="gr17" draw:text-style-name="P26" draw:layer="layout" draw:type="line" svg:x1="6.971cm" svg:y1="12.63cm" svg:x2="9.678cm" svg:y2="14.514cm" draw:start-shape="id44" draw:start-glue-point="2" draw:end-shape="id46" draw:end-glue-point="0">
          <text:p text:style-name="P1"/>
        </draw:connector>
        <draw:connector draw:style-name="gr17" draw:text-style-name="P26" draw:layer="layout" draw:type="line" svg:x1="9.678cm" svg:y1="15.457cm" svg:x2="8.164cm" svg:y2="16.133cm" draw:start-shape="id46" draw:start-glue-point="2" draw:end-shape="id47" draw:end-glue-point="0">
          <text:p text:style-name="P1"/>
        </draw:connector>
        <draw:ellipse draw:style-name="gr25" draw:text-style-name="P25" draw:id="id48" draw:layer="layout" svg:width="3.057cm" svg:height="0.942cm" svg:x="4.718cm" svg:y="18.108cm">
          <text:p text:style-name="P11"><text:span text:style-name="T21">“</text:span><text:span text:style-name="T21">Cameo”</text:span></text:p>
        </draw:ellipse>
        <draw:connector draw:style-name="gr17" draw:text-style-name="P7" draw:layer="layout" draw:type="line" svg:x1="8.164cm" svg:y1="17.075cm" svg:x2="6.246cm" svg:y2="18.108cm" draw:start-shape="id47" draw:start-glue-point="2" draw:end-shape="id48" draw:end-glue-point="0">
          <text:p text:style-name="P1"/>
        </draw:connector>
        <draw:line draw:style-name="gr29" draw:text-style-name="P7" draw:layer="layout" svg:x1="5.08cm" svg:y1="11.43cm" svg:x2="8.89cm" svg:y2="12.7cm">
          <text:p text:style-name="P1"/>
        </draw:line>
        <draw:line draw:style-name="gr29" draw:text-style-name="P7" draw:layer="layout" svg:x1="8.89cm" svg:y1="11.43cm" svg:x2="5.08cm" svg:y2="12.7cm">
          <text:p text:style-name="P1"/>
        </draw:line>
        <draw:frame draw:style-name="gr30" draw:text-style-name="P27" draw:id="id49" draw:layer="layout" svg:width="3.388cm" svg:height="0.978cm" svg:x="10.16cm" svg:y="17.776cm">
          <draw:text-box>
            <text:p text:style-name="P1"><text:span text:style-name="T22">successor</text:span></text:p>
          </draw:text-box>
        </draw:frame>
        <draw:connector draw:style-name="gr31" draw:text-style-name="P7" draw:layer="layout" draw:type="line" svg:x1="10.16cm" svg:y1="18.265cm" svg:x2="7.775cm" svg:y2="18.579cm" draw:start-shape="id49" draw:start-glue-point="3" draw:end-shape="id48" draw:end-glue-point="1">
          <text:p text:style-name="P1"/>
        </draw:connector>
        <draw:custom-shape draw:style-name="gr27" draw:text-style-name="P7" draw:layer="layout" svg:width="3.175cm" svg:height="1.27cm" svg:x="12.066cm" svg:y="13.97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6" draw:text-style-name="P25" draw:id="id53" draw:layer="layout" svg:width="2.355cm" svg:height="0.942cm" svg:x="21.188cm" svg:y="16.133cm">
          <text:p text:style-name="P11"><text:span text:style-name="T21">“</text:span><text:span text:style-name="T21">Fuji”</text:span></text:p>
        </draw:ellipse>
        <draw:ellipse draw:style-name="gr16" draw:text-style-name="P25" draw:id="id51" draw:layer="layout" svg:width="3.527cm" svg:height="0.943cm" svg:x="16.107cm" svg:y="14.514cm">
          <text:p text:style-name="P11"><text:span text:style-name="T21">“</text:span><text:span text:style-name="T21">Ambrosia”</text:span></text:p>
        </draw:ellipse>
        <draw:ellipse draw:style-name="gr16" draw:text-style-name="P25" draw:id="id52" draw:layer="layout" svg:width="2.356cm" svg:height="0.943cm" svg:x="22.701cm" svg:y="14.514cm">
          <text:p text:style-name="P11"><text:span text:style-name="T21">“</text:span><text:span text:style-name="T21">Gala”</text:span></text:p>
        </draw:ellipse>
        <draw:connector draw:style-name="gr17" draw:text-style-name="P26" draw:layer="layout" draw:type="line" svg:x1="21.214cm" svg:y1="12.7cm" svg:x2="17.87cm" svg:y2="14.514cm" draw:start-shape="id50" draw:start-glue-point="2" draw:end-shape="id51" draw:end-glue-point="0">
          <text:p text:style-name="P1"/>
        </draw:connector>
        <draw:connector draw:style-name="gr17" draw:text-style-name="P26" draw:layer="layout" draw:type="line" svg:x1="21.214cm" svg:y1="12.7cm" svg:x2="23.879cm" svg:y2="14.514cm" draw:start-shape="id50" draw:start-glue-point="2" draw:end-shape="id52" draw:end-glue-point="0">
          <text:p text:style-name="P1"/>
        </draw:connector>
        <draw:connector draw:style-name="gr17" draw:text-style-name="P26" draw:layer="layout" draw:type="line" svg:x1="23.879cm" svg:y1="15.457cm" svg:x2="22.365cm" svg:y2="16.133cm" draw:start-shape="id52" draw:start-glue-point="2" draw:end-shape="id53" draw:end-glue-point="0">
          <text:p text:style-name="P1"/>
        </draw:connector>
        <draw:ellipse draw:style-name="gr25" draw:text-style-name="P25" draw:id="id50" draw:layer="layout" svg:width="3.057cm" svg:height="0.942cm" svg:x="19.686cm" svg:y="11.758cm">
          <text:p text:style-name="P11"><text:span text:style-name="T21">“</text:span><text:span text:style-name="T21">Cameo”</text:span></text:p>
        </draw:ellips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BSTs and algorithmic efficiency</text:p>
          </draw:text-box>
        </draw:frame>
        <draw:frame presentation:style-name="pr5" draw:text-style-name="P3" draw:layer="layout" svg:width="25.199cm" svg:height="14.73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Searching</text:span> in a <text:span text:style-name="T2">balanced</text:span> binary search tree takes worst-case <text:span text:style-name="T3">O(log n)</text:span> running time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Depth</text:span> of balanced tree is <text:span text:style-name="T3">log</text:span><text:span text:style-name="T23">2</text:span><text:span text:style-name="T3"> 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5">Compare with </text:span><text:span text:style-name="T2">arrays</text:span><text:span text:style-name="T15">/</text:span><text:span text:style-name="T2">linked</text:span><text:span text:style-name="T15"> </text:span><text:span text:style-name="T2">lists</text:span><text:span text:style-name="T15">: </text:span><text:span text:style-name="T3">O(n)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5">But depending on order of inserts, tree may be </text:span><text:span text:style-name="T2">unbalanced</text:span><text:span text:style-name="T15">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5">Insert in </text:span><text:span text:style-name="T2">order</text:span><text:span text:style-name="T15">: </text:span><text:span text:style-name="T4">Ambrosia, Braeburn, Fuji, Gala</text:span><text:span text:style-name="T15">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5">Tree </text:span><text:span text:style-name="T2">degenerates</text:span><text:span text:style-name="T15"> to linked-lis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5">Searching becomes </text:span><text:span text:style-name="T3">O(n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5">Keeping a BST </text:span><text:span text:style-name="T2">balanced</text:span><text:span text:style-name="T15"> is a larger topic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5">e.g., </text:span><text:span text:style-name="T3">Splay-tre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ellipse draw:style-name="gr16" draw:text-style-name="P28" draw:id="id56" draw:layer="layout" svg:width="1.783cm" svg:height="0.795cm" svg:x="23.966cm" svg:y="16.98cm">
          <text:p text:style-name="P11"><text:span text:style-name="T24">“</text:span><text:span text:style-name="T24">Fuji”</text:span></text:p>
        </draw:ellipse>
        <draw:ellipse draw:style-name="gr16" draw:text-style-name="P28" draw:id="id54" draw:layer="layout" svg:width="2.539cm" svg:height="0.713cm" svg:x="22.061cm" svg:y="15.792cm">
          <text:p text:style-name="P11"><text:span text:style-name="T24">“</text:span><text:span text:style-name="T24">Braeburn”</text:span></text:p>
        </draw:ellipse>
        <draw:ellipse draw:style-name="gr16" draw:text-style-name="P28" draw:id="id55" draw:layer="layout" svg:width="2.669cm" svg:height="0.714cm" svg:x="20.661cm" svg:y="14.6cm">
          <text:p text:style-name="P11"><text:span text:style-name="T24">“</text:span><text:span text:style-name="T24">Ambrosia”</text:span></text:p>
        </draw:ellipse>
        <draw:ellipse draw:style-name="gr16" draw:text-style-name="P28" draw:id="id57" draw:layer="layout" svg:width="1.784cm" svg:height="0.714cm" svg:x="25.235cm" svg:y="18.331cm">
          <text:p text:style-name="P11"><text:span text:style-name="T24">“</text:span><text:span text:style-name="T24">Gala”</text:span></text:p>
        </draw:ellipse>
        <draw:connector draw:style-name="gr17" draw:text-style-name="P29" draw:layer="layout" draw:type="line" svg:x1="23.33cm" svg:y1="15.792cm" svg:x2="21.995cm" svg:y2="15.314cm" draw:start-shape="id54" draw:start-glue-point="0" draw:end-shape="id55" draw:end-glue-point="2">
          <text:p text:style-name="P1"/>
        </draw:connector>
        <draw:connector draw:style-name="gr17" draw:text-style-name="P29" draw:layer="layout" draw:type="line" svg:x1="23.33cm" svg:y1="16.505cm" svg:x2="24.857cm" svg:y2="16.98cm" draw:start-shape="id54" draw:start-glue-point="2" draw:end-shape="id56" draw:end-glue-point="0">
          <text:p text:style-name="P1"/>
        </draw:connector>
        <draw:connector draw:style-name="gr17" draw:text-style-name="P29" draw:layer="layout" draw:type="line" svg:x1="26.127cm" svg:y1="18.331cm" svg:x2="24.857cm" svg:y2="17.775cm" draw:start-shape="id57" draw:start-glue-point="0" draw:end-shape="id56" draw:end-glue-point="2">
          <text:p text:style-name="P1"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of today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2">Trees</text:span>:</text:p>
              </text:list-item>
            </text:list>
            <text:list text:style-name="L3">
              <text:list-item>
                <text:list>
                  <text:list-item>
                    <text:p text:style-name="P4">Definition of term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Parent, children, root, leaves, degree, depth, level, fores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Depth</text:span>-first vs. <text:span text:style-name="T2">breadth</text:span>-first sear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Binary trees: <text:span text:style-name="T2">pre</text:span>/<text:span text:style-name="T2">in</text:span>/<text:span text:style-name="T2">post</text:span>-order travers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Binary search trees (<text:span text:style-name="T2">BST</text:span>)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Type defini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Search</text:span>, <text:span text:style-name="T4">Insert</text:span>, <text:span text:style-name="T4">Delet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Algorithmic efficiency</text:span> of BST <text:span text:style-name="T4">Searc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2">Lab09</text:span> due <text:span text:style-name="T3">tonight</text:span>:</text:p>
              </text:list-item>
            </text:list>
            <text:list text:style-name="L3">
              <text:list-item>
                <text:list>
                  <text:list-item>
                    <text:p text:style-name="P4">Knight's tour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HW10</text:span> due <text:span text:style-name="T3">Fri</text:span>:</text:p>
              </text:list-item>
            </text:list>
            <text:list text:style-name="L3">
              <text:list-item>
                <text:list>
                  <text:list-item>
                    <text:p text:style-name="P4">delete() for doubly-linked list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Paper</text:span> due next <text:span text:style-name="T3">Mon 3Dec</text:span></text:p>
              </text:list-item>
            </text:list>
            <text:list text:style-name="L3">
              <text:list-item>
                <text:p text:style-name="P3"><text:span text:style-name="T2">Lab10</text:span> due next <text:span text:style-name="T3">Wed 5Dec</text:span>:</text:p>
              </text:list-item>
            </text:list>
            <text:list text:style-name="L3">
              <text:list-item>
                <text:list>
                  <text:list-item>
                    <text:p text:style-name="P4">Implement one of your old <text:span text:style-name="T4">Lab04-07</text:span> in <text:span text:style-name="T4">M2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Full lab-writeup (may reuse parts of old writeup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an Ho</meta:initial-creator>
    <meta:creation-date>2006-10-30T09:58:23</meta:creation-date>
    <dc:creator>Sean Ho</dc:creator>
    <dc:date>2007-11-28T13:33:05</dc:date>
    <meta:editing-cycles>65</meta:editing-cycles>
    <meta:editing-duration>P1DT3H36M4S</meta:editing-duration>
    <meta:user-defined meta:name="Info 1"/>
    <meta:user-defined meta:name="Info 2"/>
    <meta:user-defined meta:name="Info 3"/>
    <meta:user-defined meta:name="Info 4"/>
    <meta:document-statistic meta:object-count="341"/>
  </office:meta>
</office:document-meta>
</file>